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c11" officeooo:paragraph-rsid="000eec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:</text:p>
      <text:p text:style-name="P1">build a frequency table</text:p>
      <text:p text:style-name="P1">create a likelihood table from frequency table</text:p>
      <text:p text:style-name="P1">multiply condition</text:p>
      <text:p text:style-name="P1">divide 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4:48:25.278998755</meta:creation-date>
    <dc:date>2018-03-16T04:49:53.947912397</dc:date>
    <meta:editing-duration>P0D</meta:editing-duration>
    <meta:editing-cycles>1</meta:editing-cycles>
    <meta:document-statistic meta:table-count="0" meta:image-count="0" meta:object-count="0" meta:page-count="1" meta:paragraph-count="5" meta:word-count="16" meta:character-count="102" meta:non-whitespace-character-count="91"/>
    <meta:generator>LibreOffice/4.2.4.2$Linux_x86 LibreOffice_project/420m0$Build-2</meta:generator>
  </office:meta>
</office:document-meta>
</file>